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Pictures/2000019A0000740400005208B51F7849.wmf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新宋体" svg:font-family="新宋体"/>
    <style:font-face style:name="黑体" svg:font-family="黑体"/>
    <style:font-face style:name="Courier New1" svg:font-family="'Courier New'" style:font-family-generic="modern" style:font-pitch="fixed"/>
    <style:font-face style:name="Courier New" svg:font-family="'Courier New'" style:font-adornments="标准" style:font-family-generic="modern" style:font-pitch="fixed"/>
    <style:font-face style:name="华文中宋" svg:font-family="华文中宋" style:font-adornments="粗体" style:font-pitch="variable"/>
    <style:font-face style:name="宋体" svg:font-family="宋体" style:font-adornments="标准" style:font-pitch="variable"/>
    <style:font-face style:name="黑体1" svg:font-family="黑体" style:font-adornments="标准" style:font-pitch="variable"/>
    <style:font-face style:name="Cambria" svg:font-family="Cambria" style:font-adornments="标准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标准" style:font-family-generic="swiss" style:font-pitch="variable"/>
    <style:font-face style:name="DejaVu Sans" svg:font-family="'DejaVu Sans'" style:font-adornments="Book" style:font-family-generic="swiss" style:font-pitch="variable"/>
    <style:font-face style:name="DejaVu Sans Condensed" svg:font-family="'DejaVu Sans Condensed'" style:font-adornments="Book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表格1" style:family="table">
      <style:table-properties style:width="17.18cm" table:align="margins"/>
    </style:style>
    <style:style style:name="表格1.A" style:family="table-column">
      <style:table-column-properties style:column-width="17.18cm" style:rel-column-width="65535*"/>
    </style:style>
    <style:style style:name="表格1.1" style:family="table-row">
      <style:table-row-properties style:min-row-height="0.661cm"/>
    </style:style>
    <style:style style:name="表格1.A1" style:family="table-cell">
      <style:table-cell-properties fo:padding="0.097cm" fo:border="none"/>
    </style:style>
    <style:style style:name="表格1.2" style:family="table-row">
      <style:table-row-properties style:min-row-height="1.383cm"/>
    </style:style>
    <style:style style:name="表格1.3" style:family="table-row">
      <style:table-row-properties style:min-row-height="1.501cm"/>
    </style:style>
    <style:style style:name="表格1.A3" style:family="table-cell">
      <style:table-cell-properties style:vertical-align="bottom" fo:padding="0.097cm" fo:border-left="none" fo:border-right="none" fo:border-top="none" fo:border-bottom="1pt solid #000000"/>
    </style:style>
    <style:style style:name="表格1.4" style:family="table-row">
      <style:table-row-properties style:min-row-height="1.164cm"/>
    </style:style>
    <style:style style:name="表格1.A4" style:family="table-cell">
      <style:table-cell-properties style:vertical-align="" fo:padding="0.097cm" fo:border="none"/>
    </style:style>
    <style:style style:name="表格1.7" style:family="table-row">
      <style:table-row-properties style:min-row-height="15.385cm"/>
    </style:style>
    <style:style style:name="表格1.8" style:family="table-row">
      <style:table-row-properties style:min-row-height="1.72cm"/>
    </style:style>
    <style:style style:name="表格2" style:family="table">
      <style:table-properties style:width="17.193cm" fo:margin-left="0cm" fo:margin-right="-0.012cm" table:align="margins"/>
    </style:style>
    <style:style style:name="表格2.A" style:family="table-column">
      <style:table-column-properties style:column-width="2.432cm" style:rel-column-width="9274*"/>
    </style:style>
    <style:style style:name="表格2.B" style:family="table-column">
      <style:table-column-properties style:column-width="2.514cm" style:rel-column-width="9580*"/>
    </style:style>
    <style:style style:name="表格2.C" style:family="table-column">
      <style:table-column-properties style:column-width="9.652cm" style:rel-column-width="36793*"/>
    </style:style>
    <style:style style:name="表格2.D" style:family="table-column">
      <style:table-column-properties style:column-width="2.595cm" style:rel-column-width="9888*"/>
    </style:style>
    <style:style style:name="表格2.A1" style:family="table-cell">
      <style:table-cell-properties fo:background-color="#e6e6e6" fo:padding="0.097cm" fo:border-left="0.5pt solid #000000" fo:border-right="none" fo:border-top="0.5pt solid #000000" fo:border-bottom="0.5pt solid #000000">
        <style:background-image/>
      </style:table-cell-properties>
    </style:style>
    <style:style style:name="表格2.D1" style:family="table-cell">
      <style:table-cell-properties fo:background-color="#e6e6e6" fo:padding="0.097cm" fo:border="0.5pt solid #000000">
        <style:background-image/>
      </style:table-cell-properties>
    </style:style>
    <style:style style:name="表格2.A2" style:family="table-cell">
      <style:table-cell-properties fo:padding="0.097cm" fo:border-left="0.5pt solid #000000" fo:border-right="none" fo:border-top="none" fo:border-bottom="0.5pt solid #000000"/>
    </style:style>
    <style:style style:name="表格2.B2" style:family="table-cell">
      <style:table-cell-properties fo:padding="0.097cm" fo:border-left="0.5pt solid #000000" fo:border-right="none" fo:border-top="none" fo:border-bottom="0.5pt solid #000000"/>
    </style:style>
    <style:style style:name="表格2.C2" style:family="table-cell">
      <style:table-cell-properties fo:padding="0.097cm" fo:border-left="0.5pt solid #000000" fo:border-right="none" fo:border-top="none" fo:border-bottom="0.5pt solid #000000"/>
    </style:style>
    <style:style style:name="表格2.D2" style:family="table-cell">
      <style:table-cell-properties fo:padding="0.097cm" fo:border-left="0.5pt solid #000000" fo:border-right="0.5pt solid #000000" fo:border-top="none" fo:border-bottom="0.5pt solid #000000"/>
    </style:style>
    <style:style style:name="表格2.A3" style:family="table-cell">
      <style:table-cell-properties fo:padding="0.097cm" fo:border-left="0.5pt solid #000000" fo:border-right="none" fo:border-top="none" fo:border-bottom="0.5pt solid #000000"/>
    </style:style>
    <style:style style:name="表格2.B3" style:family="table-cell">
      <style:table-cell-properties fo:padding="0.097cm" fo:border-left="0.5pt solid #000000" fo:border-right="none" fo:border-top="none" fo:border-bottom="0.5pt solid #000000"/>
    </style:style>
    <style:style style:name="表格2.C3" style:family="table-cell">
      <style:table-cell-properties fo:padding="0.097cm" fo:border-left="0.5pt solid #000000" fo:border-right="none" fo:border-top="none" fo:border-bottom="0.5pt solid #000000"/>
    </style:style>
    <style:style style:name="表格2.D3" style:family="table-cell">
      <style:table-cell-properties fo:padding="0.097cm" fo:border-left="0.5pt solid #000000" fo:border-right="0.5pt solid #000000" fo:border-top="none" fo:border-bottom="0.5pt solid #000000"/>
    </style:style>
    <style:style style:name="表格2.A4" style:family="table-cell">
      <style:table-cell-properties fo:padding="0.097cm" fo:border-left="0.5pt solid #000000" fo:border-right="none" fo:border-top="none" fo:border-bottom="0.5pt solid #000000"/>
    </style:style>
    <style:style style:name="表格2.B4" style:family="table-cell">
      <style:table-cell-properties fo:padding="0.097cm" fo:border-left="0.5pt solid #000000" fo:border-right="none" fo:border-top="none" fo:border-bottom="0.5pt solid #000000"/>
    </style:style>
    <style:style style:name="表格2.C4" style:family="table-cell">
      <style:table-cell-properties fo:padding="0.097cm" fo:border-left="0.5pt solid #000000" fo:border-right="none" fo:border-top="none" fo:border-bottom="0.5pt solid #000000"/>
    </style:style>
    <style:style style:name="表格2.D4" style:family="table-cell">
      <style:table-cell-properties fo:padding="0.097cm" fo:border-left="0.5pt solid #000000" fo:border-right="0.5pt solid #000000" fo:border-top="none" fo:border-bottom="0.5pt solid #000000"/>
    </style:style>
    <style:style style:name="表格3" style:family="table">
      <style:table-properties style:width="17.193cm" fo:margin-left="0cm" fo:margin-right="-0.012cm" table:align="margins" fo:keep-with-next="always"/>
    </style:style>
    <style:style style:name="表格3.A" style:family="table-column">
      <style:table-column-properties style:column-width="4.419cm" style:rel-column-width="16842*"/>
    </style:style>
    <style:style style:name="表格3.B" style:family="table-column">
      <style:table-column-properties style:column-width="1.402cm" style:rel-column-width="5345*"/>
    </style:style>
    <style:style style:name="表格3.C" style:family="table-column">
      <style:table-column-properties style:column-width="11.372cm" style:rel-column-width="43348*"/>
    </style:style>
    <style:style style:name="表格3.A1" style:family="table-cell">
      <style:table-cell-properties fo:background-color="#e6e6e6" fo:padding="0.097cm" fo:border-left="0.5pt solid #000000" fo:border-right="none" fo:border-top="0.5pt solid #000000" fo:border-bottom="0.5pt solid #000000">
        <style:background-image/>
      </style:table-cell-properties>
    </style:style>
    <style:style style:name="表格3.C1" style:family="table-cell">
      <style:table-cell-properties fo:background-color="#e6e6e6" fo:padding="0.097cm" fo:border="0.5pt solid #000000">
        <style:background-image/>
      </style:table-cell-properties>
    </style:style>
    <style:style style:name="表格3.A2" style:family="table-cell">
      <style:table-cell-properties fo:padding="0.097cm" fo:border-left="0.5pt solid #000000" fo:border-right="none" fo:border-top="none" fo:border-bottom="0.5pt solid #000000"/>
    </style:style>
    <style:style style:name="表格3.B2" style:family="table-cell">
      <style:table-cell-properties fo:padding="0.097cm" fo:border-left="0.5pt solid #000000" fo:border-right="none" fo:border-top="none" fo:border-bottom="0.5pt solid #000000"/>
    </style:style>
    <style:style style:name="表格3.C2" style:family="table-cell">
      <style:table-cell-properties fo:padding="0.097cm" fo:border-left="0.5pt solid #000000" fo:border-right="0.5pt solid #000000" fo:border-top="none" fo:border-bottom="0.5pt solid #000000"/>
    </style:style>
    <style:style style:name="表格3.A3" style:family="table-cell">
      <style:table-cell-properties fo:padding="0.097cm" fo:border-left="0.5pt solid #000000" fo:border-right="none" fo:border-top="none" fo:border-bottom="0.5pt solid #000000"/>
    </style:style>
    <style:style style:name="表格3.B3" style:family="table-cell">
      <style:table-cell-properties fo:padding="0.097cm" fo:border-left="0.5pt solid #000000" fo:border-right="none" fo:border-top="none" fo:border-bottom="0.5pt solid #000000"/>
    </style:style>
    <style:style style:name="表格3.C3" style:family="table-cell">
      <style:table-cell-properties fo:padding="0.097cm" fo:border-left="0.5pt solid #000000" fo:border-right="0.5pt solid #000000" fo:border-top="none" fo:border-bottom="0.5pt solid #000000"/>
    </style:style>
    <style:style style:name="表格3.A4" style:family="table-cell">
      <style:table-cell-properties fo:padding="0.097cm" fo:border-left="0.5pt solid #000000" fo:border-right="none" fo:border-top="none" fo:border-bottom="0.5pt solid #000000"/>
    </style:style>
    <style:style style:name="表格3.B4" style:family="table-cell">
      <style:table-cell-properties fo:padding="0.097cm" fo:border-left="0.5pt solid #000000" fo:border-right="none" fo:border-top="none" fo:border-bottom="0.5pt solid #000000"/>
    </style:style>
    <style:style style:name="表格3.C4" style:family="table-cell">
      <style:table-cell-properties fo:padding="0.097cm" fo:border-left="0.5pt solid #000000" fo:border-right="0.5pt solid #000000" fo:border-top="none" fo:border-bottom="0.5pt solid #000000"/>
    </style:style>
    <style:style style:name="表格3.A5" style:family="table-cell">
      <style:table-cell-properties fo:padding="0.097cm" fo:border-left="0.5pt solid #000000" fo:border-right="none" fo:border-top="none" fo:border-bottom="0.5pt solid #000000"/>
    </style:style>
    <style:style style:name="表格3.B5" style:family="table-cell">
      <style:table-cell-properties fo:padding="0.097cm" fo:border-left="0.5pt solid #000000" fo:border-right="none" fo:border-top="none" fo:border-bottom="0.5pt solid #000000"/>
    </style:style>
    <style:style style:name="表格3.C5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Standard">
      <style:paragraph-properties fo:text-align="end" style:justify-single-word="false"/>
    </style:style>
    <style:style style:name="P5" style:family="paragraph" style:parent-style-name="Text_20_body">
      <style:paragraph-properties fo:margin-left="0cm" fo:margin-right="0cm" fo:text-indent="0cm" style:auto-text-indent="false"/>
    </style:style>
    <style:style style:name="P6" style:family="paragraph" style:parent-style-name="封面副标题">
      <style:paragraph-properties fo:text-align="start" style:justify-single-word="false"/>
    </style:style>
    <style:style style:name="P7" style:family="paragraph" style:parent-style-name="Standard" style:master-page-name="First_20_Page">
      <style:paragraph-properties style:page-number="auto"/>
    </style:style>
    <style:style style:name="P8" style:family="paragraph" style:parent-style-name="Heading_20_1" style:master-page-name="文前页">
      <style:paragraph-properties style:page-number="1"/>
    </style:style>
    <style:style style:name="P9" style:family="paragraph" style:parent-style-name="Heading_20_1" style:master-page-name="正文页">
      <style:paragraph-properties style:page-number="1"/>
    </style:style>
    <style:style style:name="P10" style:family="paragraph" style:parent-style-name="Heading_20_1" style:master-page-name="文后页">
      <style:paragraph-properties style:page-number="auto"/>
    </style:style>
    <style:style style:name="P11" style:family="paragraph" style:parent-style-name="Heading_20_2">
      <style:paragraph-properties fo:break-before="page"/>
    </style:style>
    <style:style style:name="P12" style:family="paragraph" style:parent-style-name="Contents_20_Heading" style:master-page-name="文前页">
      <style:paragraph-properties style:page-number="auto"/>
    </style:style>
    <style:style style:name="P13" style:family="paragraph" style:parent-style-name="Contents_20_1">
      <style:paragraph-properties>
        <style:tab-stops>
          <style:tab-stop style:position="17.18cm" style:type="right" style:leader-style="dotted" style:leader-text="."/>
        </style:tab-stops>
      </style:paragraph-properties>
    </style:style>
    <style:style style:name="P14" style:family="paragraph" style:parent-style-name="Text_20_body">
      <style:text-properties style:language-asian="zh" style:country-asian="CN"/>
    </style:style>
    <style:style style:name="P15" style:family="paragraph" style:parent-style-name="Text_20_body" style:list-style-name="L5">
      <style:paragraph-properties fo:margin-left="0cm" fo:margin-right="0cm" fo:text-indent="0cm" style:auto-text-indent="false"/>
    </style:style>
    <style:style style:name="P16" style:family="paragraph" style:parent-style-name="Contents_20_2">
      <style:paragraph-properties>
        <style:tab-stops>
          <style:tab-stop style:position="16.681cm" style:type="right" style:leader-style="dotted" style:leader-text="."/>
        </style:tab-stops>
      </style:paragraph-properties>
    </style:style>
    <style:style style:name="P17" style:family="paragraph" style:parent-style-name="Contents_20_3">
      <style:paragraph-properties>
        <style:tab-stops>
          <style:tab-stop style:position="16.182cm" style:type="right" style:leader-style="dotted" style:leader-text="."/>
        </style:tab-stops>
      </style:paragraph-properties>
    </style:style>
    <style:style style:name="P18" style:family="paragraph" style:parent-style-name="封面标题" style:master-page-name="First_20_Page">
      <style:paragraph-properties fo:text-align="start" style:justify-single-word="false" style:page-number="auto"/>
    </style:style>
    <style:style style:name="P19" style:family="paragraph" style:parent-style-name="Numbering_20_1_20_Cont." style:list-style-name="L4"/>
    <style:style style:name="P20" style:family="paragraph" style:parent-style-name="Numbering_20_1_20_Cont." style:list-style-name="L6"/>
    <style:style style:name="P21" style:family="paragraph" style:parent-style-name="Numbering_20_1_20_Cont." style:list-style-name="L7"/>
    <style:style style:name="P22" style:family="paragraph" style:parent-style-name="Numbering_20_1_20_Cont." style:list-style-name="L8"/>
    <style:style style:name="P23" style:family="paragraph" style:parent-style-name="Numbering_20_1_20_Start" style:list-style-name="L4"/>
    <style:style style:name="P24" style:family="paragraph" style:parent-style-name="Numbering_20_1_20_Start" style:list-style-name="L6"/>
    <style:style style:name="P25" style:family="paragraph" style:parent-style-name="Numbering_20_1_20_Start" style:list-style-name="L7"/>
    <style:style style:name="P26" style:family="paragraph" style:parent-style-name="Numbering_20_1_20_Start" style:list-style-name="L8"/>
    <style:style style:name="P27" style:family="paragraph" style:parent-style-name="Numbering_20_1_20_End" style:list-style-name="L4"/>
    <style:style style:name="P28" style:family="paragraph" style:parent-style-name="Numbering_20_1_20_End" style:list-style-name="L6"/>
    <style:style style:name="P29" style:family="paragraph" style:parent-style-name="Numbering_20_1_20_End" style:list-style-name="L7"/>
    <style:style style:name="P30" style:family="paragraph" style:parent-style-name="Numbering_20_1_20_End" style:list-style-name="L8"/>
    <style:style style:name="P31" style:family="paragraph" style:parent-style-name="Numbering_20_1_20_End" style:list-style-name="L6">
      <style:paragraph-properties fo:margin-left="0cm" fo:margin-right="0cm" fo:text-indent="0cm" style:auto-text-indent="false"/>
    </style:style>
    <style:style style:name="P32" style:family="paragraph" style:parent-style-name="List_20_1_20_Start" style:list-style-name="L1"/>
    <style:style style:name="P33" style:family="paragraph" style:parent-style-name="List_20_1_20_Start" style:list-style-name="L2"/>
    <style:style style:name="P34" style:family="paragraph" style:parent-style-name="List_20_1_20_Start" style:list-style-name="L3"/>
    <style:style style:name="P35" style:family="paragraph" style:parent-style-name="List_20_1_20_Cont." style:list-style-name="L1"/>
    <style:style style:name="P36" style:family="paragraph" style:parent-style-name="List_20_1_20_Cont." style:list-style-name="L2"/>
    <style:style style:name="P37" style:family="paragraph" style:parent-style-name="List_20_1_20_Cont." style:list-style-name="L3"/>
    <style:style style:name="P38" style:family="paragraph" style:parent-style-name="List_20_1_20_End" style:list-style-name="L1"/>
    <style:style style:name="P39" style:family="paragraph" style:parent-style-name="List_20_1_20_End" style:list-style-name="L2"/>
    <style:style style:name="P40" style:family="paragraph" style:parent-style-name="List_20_1_20_End" style:list-style-name="L3"/>
    <style:style style:name="P41" style:family="paragraph" style:parent-style-name="Illustration_20_Index_20_1">
      <style:paragraph-properties>
        <style:tab-stops>
          <style:tab-stop style:position="17.18cm" style:type="right" style:leader-style="dotted" style:leader-text="."/>
        </style:tab-stops>
      </style:paragraph-properties>
    </style:style>
    <style:style style:name="T1" style:family="text">
      <style:text-properties style:language-asian="zh" style:country-asian="CN"/>
    </style:style>
    <style:style style:name="T2" style:family="text">
      <style:text-properties fo:color="#0000ff"/>
    </style:style>
    <style:style style:name="T3" style:family="text">
      <style:text-properties fo:language="zxx" fo:country="none" style:language-asian="zh" style:country-asian="CN" style:language-complex="zxx" style:country-complex="none"/>
    </style:style>
    <style:style style:name="T4" style:family="text">
      <style:text-properties fo:color="#008080"/>
    </style:style>
    <style:style style:name="fr1" style:family="graphic" style:parent-style-name="Frame">
      <style:graphic-properties fo:margin-left="0cm" fo:margin-right="0cm" fo:margin-top="0cm" fo:margin-bottom="0cm" style:vertical-pos="top" style:vertical-rel="paragraph" style:horizontal-pos="center" style:horizontal-rel="paragraph" fo:padding="0cm" fo:border="none" style:shadow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date-style style:name="N39">
      <number:year number:style="long"/>
      <number:text>年</number:text>
      <number:month/>
      <number:text>月</number:text>
    </number:date-style>
  </office:automatic-styles>
  <office:body>
    <office:text text:use-soft-page-breaks="true">
      <text:sequence-decls>
        <text:sequence-decl text:display-outline-level="1" text:separation-character="." text:name="Illustration"/>
        <text:sequence-decl text:display-outline-level="1" text:separation-character="-" text:name="Table"/>
        <text:sequence-decl text:display-outline-level="1" text:separation-character="-" text:name="Text"/>
        <text:sequence-decl text:display-outline-level="0" text:name="Drawing"/>
        <text:sequence-decl text:display-outline-level="1" text:separation-character="." text:name="图"/>
      </text:sequence-decls>
      <text:p text:style-name="P7"/>
      <table:table table:name="表格1" table:style-name="表格1">
        <table:table-column table:style-name="表格1.A"/>
        <table:table-row table:style-name="表格1.1">
          <table:table-cell table:style-name="表格1.A1" office:value-type="string">
            <text:p text:style-name="P7"/>
          </table:table-cell>
        </table:table-row>
        <table:table-row table:style-name="表格1.2">
          <table:table-cell table:style-name="表格1.A1" office:value-type="string">
            <text:p text:style-name="Table_20_Contents"/>
          </table:table-cell>
        </table:table-row>
        <table:table-row table:style-name="表格1.3">
          <table:table-cell table:style-name="表格1.A3" office:value-type="string">
            <text:p text:style-name="P18"><text:title>Slipstream 技术白皮书</text:title></text:p>
          </table:table-cell>
        </table:table-row>
        <table:table-row table:style-name="表格1.4">
          <table:table-cell table:style-name="表格1.A4" office:value-type="string">
            <text:p text:style-name="P6"><text:subject>面向 .NET 技术的数据库应用快速开发平台</text:subject></text:p>
          </table:table-cell>
        </table:table-row>
        <table:table-row>
          <table:table-cell table:style-name="表格1.A1" office:value-type="string">
            <text:p text:style-name="Table_20_Contents"/>
          </table:table-cell>
        </table:table-row>
        <table:table-row>
          <table:table-cell table:style-name="表格1.A1" office:value-type="string">
            <text:p text:style-name="Table_20_Contents"/>
          </table:table-cell>
        </table:table-row>
        <table:table-row table:style-name="表格1.7">
          <table:table-cell table:style-name="表格1.A1" office:value-type="string">
            <text:p text:style-name="Table_20_Contents"/>
          </table:table-cell>
        </table:table-row>
        <table:table-row table:style-name="表格1.8">
          <table:table-cell table:style-name="表格1.A1" office:value-type="string">
            <text:p text:style-name="P3"><text:placeholder text:placeholder-type="image" text:description="这里放组织或公司的 LOGO">&lt;组织LOGO&gt;</text:placeholder></text:p>
          </table:table-cell>
        </table:table-row>
        <table:table-row>
          <table:table-cell table:style-name="表格1.A1" office:value-type="string">
            <text:p text:style-name="P3"><text:initial-creator/></text:p>
          </table:table-cell>
        </table:table-row>
        <table:table-row>
          <table:table-cell table:style-name="表格1.A1" office:value-type="string">
            <text:p text:style-name="P3"><text:date style:data-style-name="N39" text:date-value="2012-01-21T23:20:01.90">2012年1月</text:date></text:p>
          </table:table-cell>
        </table:table-row>
      </table:table>
      <text:p text:style-name="P4"/>
      <text:h text:style-name="P8" text:outline-level="1" text:is-list-header="true">版权声明</text:h>
      <text:p text:style-name="Text_20_body">这里填写版权声明文本</text:p>
      <text:list xml:id="list42552113" text:style-name="L1">
        <text:list-item>
          <text:p text:style-name="P32">XXX 是XXX公司的注册商标。</text:p>
        </text:list-item>
        <text:list-item>
          <text:p text:style-name="P35">XXX 是XXX公司的注册商标。</text:p>
        </text:list-item>
        <text:list-item>
          <text:p text:style-name="P38">XXX是YYY公司的注册商标。</text:p>
        </text:list-item>
      </text:list>
      <text:p text:style-name="Text_20_body">Copyright (C) 2011-TODAY by Wei Li. All rights reserved.</text:p>
      <text:h text:style-name="Heading_20_1" text:outline-level="1" text:is-list-header="true"><text:bookmark text:name="__RefHeading__776_1169146388"/>修订记录<text:bookmark-end text:name="__RefHeading__776_1169146388"/></text:h>
      <table:table table:name="表格2" table:style-name="表格2">
        <table:table-column table:style-name="表格2.A"/>
        <table:table-column table:style-name="表格2.B"/>
        <table:table-column table:style-name="表格2.C"/>
        <table:table-column table:style-name="表格2.D"/>
        <table:table-row>
          <table:table-cell table:style-name="表格2.A1" office:value-type="string">
            <text:p text:style-name="Table_20_Heading">时间</text:p>
          </table:table-cell>
          <table:table-cell table:style-name="表格2.A1" office:value-type="string">
            <text:p text:style-name="Table_20_Heading">版本</text:p>
          </table:table-cell>
          <table:table-cell table:style-name="表格2.A1" office:value-type="string">
            <text:p text:style-name="Table_20_Heading">说明</text:p>
          </table:table-cell>
          <table:table-cell table:style-name="表格2.D1" office:value-type="string">
            <text:p text:style-name="Table_20_Heading">修订人</text:p>
          </table:table-cell>
        </table:table-row>
        <table:table-row>
          <table:table-cell table:style-name="表格2.A4" office:value-type="string">
            <text:p text:style-name="Table_20_Contents">2011-07-06</text:p>
          </table:table-cell>
          <table:table-cell table:style-name="表格2.B4" office:value-type="string">
            <text:p text:style-name="Table_20_Contents">0.1</text:p>
          </table:table-cell>
          <table:table-cell table:style-name="表格2.C4" office:value-type="string">
            <text:p text:style-name="Table_20_Contents">创建此文档，其它信息参考 GIT 提交 log</text:p>
          </table:table-cell>
          <table:table-cell table:style-name="表格2.D4" office:value-type="string">
            <text:p text:style-name="Table_20_Contents">李维</text:p>
          </table:table-cell>
        </table:table-row>
        <table:table-row>
          <table:table-cell table:style-name="表格2.A4" office:value-type="string">
            <text:p text:style-name="Table_20_Contents"/>
          </table:table-cell>
          <table:table-cell table:style-name="表格2.B4" office:value-type="string">
            <text:p text:style-name="Table_20_Contents"/>
          </table:table-cell>
          <table:table-cell table:style-name="表格2.C4" office:value-type="string">
            <text:p text:style-name="Table_20_Contents"/>
          </table:table-cell>
          <table:table-cell table:style-name="表格2.D4" office:value-type="string">
            <text:p text:style-name="Table_20_Contents"/>
          </table:table-cell>
        </table:table-row>
        <table:table-row>
          <table:table-cell table:style-name="表格2.A4" office:value-type="string">
            <text:p text:style-name="Table_20_Contents"/>
          </table:table-cell>
          <table:table-cell table:style-name="表格2.B4" office:value-type="string">
            <text:p text:style-name="Table_20_Contents"/>
          </table:table-cell>
          <table:table-cell table:style-name="表格2.C4" office:value-type="string">
            <text:p text:style-name="Table_20_Contents"/>
          </table:table-cell>
          <table:table-cell table:style-name="表格2.D4" office:value-type="string">
            <text:p text:style-name="Table_20_Contents"/>
          </table:table-cell>
        </table:table-row>
      </table:table>
      <text:p text:style-name="Text_20_body"/>
      <text:table-of-content text:style-name="Sect1" text:protected="true" text:name="内容目录1">
        <text:table-of-content-source text:outline-level="3">
          <text:index-title-template text:style-name="Contents_20_Heading">目录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内容目录1_Head">
            <text:p text:style-name="P12">目录</text:p>
          </text:index-title>
          <text:p text:style-name="P13">版权声明<text:tab/>i</text:p>
          <text:p text:style-name="P13">修订记录<text:tab/>ii</text:p>
          <text:p text:style-name="P13">1.前言<text:tab/>1</text:p>
          <text:p text:style-name="P16">1.1.序言<text:tab/>1</text:p>
          <text:p text:style-name="P16">1.2.本文预期读者<text:tab/>1</text:p>
          <text:p text:style-name="P16">1.3.名词解释<text:tab/>1</text:p>
          <text:p text:style-name="P16">1.4.现有的 .NET和JAVA框架们怎么了？<text:tab/>1</text:p>
          <text:p text:style-name="P17">1.4.1.万能的框架等于没有框架<text:tab/>1</text:p>
          <text:p text:style-name="P17">1.4.2.基于HIBERNATE 构建的"分层"系统的缺陷<text:tab/>1</text:p>
          <text:p text:style-name="P13">2.Slipstream 概述<text:tab/>2</text:p>
          <text:p text:style-name="P16">2.1.Slipstream 是什么？<text:tab/>2</text:p>
          <text:p text:style-name="P16">2.2.Slipstream 是“敏捷”的开发框架<text:tab/>2</text:p>
          <text:p text:style-name="P17">2.2.1.鼓励更清晰的数据库表设计<text:tab/>2</text:p>
          <text:p text:style-name="P17">2.2.2.更好的开发体验<text:tab/>2</text:p>
          <text:p text:style-name="P17">2.2.3.模块化<text:tab/>2</text:p>
          <text:p text:style-name="P17">2.2.4.可测试性<text:tab/>2</text:p>
          <text:p text:style-name="P16">2.3.Slipstream 是集成的平台<text:tab/>2</text:p>
          <text:p text:style-name="P16">2.4.Slipstream 是开放的平台<text:tab/>3</text:p>
          <text:p text:style-name="P16">2.5.更低的部署和维护成本，更好的客户端体验<text:tab/>3</text:p>
          <text:p text:style-name="P13">3.Slipstream 架构<text:tab/>4</text:p>
          <text:p text:style-name="P16">3.1.Slipstream 架构图<text:tab/>4</text:p>
          <text:p text:style-name="P16">3.2.数据处理流程简述<text:tab/>4</text:p>
          <text:p text:style-name="P13">4.Slipstream 系统需求<text:tab/>5</text:p>
          <text:p text:style-name="P16">4.1.硬件环境<text:tab/>5</text:p>
          <text:p text:style-name="P16">4.2.软件环境<text:tab/>5</text:p>
          <text:p text:style-name="P17">4.2.1.数据库<text:tab/>5</text:p>
          <text:p text:style-name="P17">4.2.2.运行环境<text:tab/>5</text:p>
          <text:p text:style-name="P13">5.一个典型的业务模块实例<text:tab/>6</text:p>
          <text:p text:style-name="P16">5.1.“module.xml”文件样例<text:tab/>6</text:p>
          <text:p text:style-name="P16">5.2.“data.xml”文件样例<text:tab/>7</text:p>
          <text:p text:style-name="P16">5.3.“models.cs”文件样例<text:tab/>8</text:p>
          <text:p text:style-name="P13">6.索引<text:tab/>9</text:p>
        </text:index-body>
      </text:table-of-content>
      <text:p text:style-name="Standard"/>
      <text:p text:style-name="Standard"><text:reference-mark text:name="文前最后一页"/></text:p>
      <text:h text:style-name="P9" text:outline-level="1">前言</text:h>
      <text:h text:style-name="Heading_20_2" text:outline-level="2">序言</text:h>
      <text:p text:style-name="Text_20_body">这里写序言。</text:p>
      <text:h text:style-name="Heading_20_2" text:outline-level="2">本文预期读者</text:h>
      <text:list xml:id="list42547059" text:style-name="L2">
        <text:list-item>
          <text:p text:style-name="P33">各类Slipstream的二次开发人员。</text:p>
        </text:list-item>
        <text:list-item>
          <text:p text:style-name="P36">Slipstream 开发人员。</text:p>
        </text:list-item>
        <text:list-item>
          <text:p text:style-name="P39">进行系统技术选型的人员。</text:p>
        </text:list-item>
      </text:list>
      <text:h text:style-name="Heading_20_2" text:outline-level="2">名词解释</text:h>
      <text:list xml:id="list42543713" text:style-name="L3">
        <text:list-item>
          <text:p text:style-name="P34">MIS：“管理信息系统”的缩写。</text:p>
        </text:list-item>
        <text:list-item>
          <text:p text:style-name="P37">Mono：一个开源的可运行于各类Unix及Linux上的.NET实现。</text:p>
        </text:list-item>
        <text:list-item>
          <text:p text:style-name="P37">ZeroMQ：一个开源的、轻量级的、高性能的消息队列系统。</text:p>
        </text:list-item>
        <text:list-item>
          <text:p text:style-name="P40">Cron：Unix 系统上的定时任务子系统名称。</text:p>
        </text:list-item>
      </text:list>
      <text:h text:style-name="Heading_20_2" text:outline-level="2">现有的 .NET和JAVA框架们怎么了？</text:h>
      <text:h text:style-name="Heading_20_3" text:outline-level="3">万能的框架等于没有框架</text:h>
      <text:p text:style-name="Text_20_body">纵观层出不穷的各种主流 .NET或者 Java语言框架，它们基本上都属于“通用框架”。换句话说，它们是为开发各种各样的程序而准备的工具箱。框架基本上提供了Web容器、MVC架构、底层的数据库访问封装、依赖注入框架等等。看起来功能很强大，但是却没有哪个很好地关注于以数据库为中心的业务应用开发，能够确实地减少开发周期和开发成本。</text:p>
      <text:p text:style-name="Text_20_body">全球范围来看，作为真正适合于面向数据库应用开发的平台，在目前市面上只有各大 ERP 系统的基础平台做到了。比如 Microsoft Dynamic CRM，但不菲的授权费用并不适合于中小型MIS系统的开发。</text:p>
      <text:h text:style-name="Heading_20_3" text:outline-level="3">基于HIBERNATE 构建的"分层"系统的缺陷</text:h>
      <text:list xml:id="list42534602" text:style-name="L4">
        <text:list-item>
          <text:p text:style-name="P23">牵一发而动全身——为一个模型添加一个字段需要改动多少代码？从模型类、数据访问层、业务层、表现层的全部代码均需要修改。</text:p>
        </text:list-item>
        <text:list-item>
          <text:p text:style-name="P19">基本上权限和访问控制都是硬编码，缺乏灵活性。</text:p>
        </text:list-item>
        <text:list-item>
          <text:p text:style-name="P19">绝大多数系统并不是真正的分层，仅仅只是逻辑分层，享受不了物理分层的好处。</text:p>
        </text:list-item>
        <text:list-item>
          <text:p text:style-name="P27">从经验来看，MIS 系统最大的工作量在于UI开发，而各个框架对于UI开发提供的帮助几乎是零。尤其是对于 Web 应用，HTML/CSS/JavaScript 的组合造成了很大的工作量。</text:p>
        </text:list-item>
      </text:list>
      <text:h text:style-name="Heading_20_1" text:outline-level="1">Slipstream 概述</text:h>
      <text:h text:style-name="Heading_20_2" text:outline-level="2">Slipstream 是什么？</text:h>
      <text:p text:style-name="Text_20_body">Slipstream 是一个基于 .NET 技术的快速数据库应用开发平台。Slipstream 具有明确的目标，那就是尽可能地为中小型 MIS 系统的开发提供便利，让开发体验更好。</text:p>
      <text:p text:style-name="Text_20_body">Slipstream 采用基于ZeroMQ消息队列的分布式架构，能够自动水平伸缩，可以很好地利用廉价的硬件资源提供合理的性能。</text:p>
      <text:p text:style-name="Text_20_body">Slipstream 的设计也遵循了流行的“约定胜于配置”的理念，自身即集成了所有依赖，安装部署极为容易，开箱即用。</text:p>
      <text:h text:style-name="Heading_20_2" text:outline-level="2">Slipstream 是“敏捷”的开发框架</text:h>
      <text:h text:style-name="Heading_20_3" text:outline-level="3">鼓励更清晰的数据库表设计</text:h>
      <text:p text:style-name="Text_20_body">Slipstream框架能够依据模型类的字段定义自动建表，当模型类改变时，系统能够自动迁移调整表结构。如此便大大降低了添加新表的成本，让表中的冗余数据更少。</text:p>
      <text:h text:style-name="Heading_20_3" text:outline-level="3">更好的开发体验</text:h>
      <text:p text:style-name="Text_20_body">服务器端的模块使用C#编写，既可以预先编译为DLL形式，也可以通过.cs源程序由系统在加载模块时即时编译。通过类似脚本语言的方式使用C#，当开发中改动代码时，无需重新编译，而只需重新启动系统即可让改动生效，有效加快开发速度，甚至无需任何的IDE辅助也可以直接开发或者修改源码方式的模块。</text:p>
      <text:list xml:id="list42564961" text:style-name="L5">
        <text:list-header>
          <text:p text:style-name="P15">通过简单服务器端的简单布局定义，Slipstream客户端将能够动态生成用户界面。这意味着简单的“增删查改”功能的开发周期将降到以分钟计。因为开发人员只需要定义模型和界面布局，“增删查改”的业务方法和界面将由系统自动实现。</text:p>
        </text:list-header>
      </text:list>
      <text:h text:style-name="Heading_20_3" text:outline-level="3">模块化</text:h>
      <text:p text:style-name="Text_20_body">所有业务功能都是通过Slipstream模块提供的，添加新功能只需添加新模块，模块能够按需安装。</text:p>
      <text:h text:style-name="Heading_20_3" text:outline-level="3">可测试性</text:h>
      <text:p text:style-name="Text_20_body">Slipstream自身采用了NUnit作为内核的单元测试，并提供了基于IronPython脚本的功能测试。其提供的IronPython测试脚本系统可以模拟任何客户端操作，并通过完全自动化的测试来保证所开发的模块的稳定性。</text:p>
      <text:h text:style-name="Heading_20_2" text:outline-level="2">Slipstream 是集成的平台</text:h>
      <text:p text:style-name="List_20_Heading">Slipstream 平台核心已经集成了数据库应用所必需的功能：</text:p>
      <text:list xml:id="list42546130" text:style-name="L6">
        <text:list-item>
          <text:p text:style-name="P24"><text:soft-page-break/>Excel/OpenOffice/XPS报表引擎</text:p>
        </text:list-item>
        <text:list-item>
          <text:p text:style-name="P20">计划任务引擎</text:p>
        </text:list-item>
        <text:list-item>
          <text:p text:style-name="P20">工作流引擎</text:p>
        </text:list-item>
        <text:list-item>
          <text:p text:style-name="P20">集成的可配置的权限和安全管理</text:p>
        </text:list-item>
        <text:list-item>
          <text:p text:style-name="P28">数据导入、导出子系统</text:p>
          <text:p text:style-name="P31">所有功能均通过 Silverlight 客户端提供给最终用户，同时也可以通过JSON-RPC与其它外部系统对接。</text:p>
        </text:list-item>
      </text:list>
      <text:h text:style-name="Heading_20_2" text:outline-level="2">Slipstream 是开放的平台</text:h>
      <text:list xml:id="list42551506" text:style-name="L7">
        <text:list-item>
          <text:p text:style-name="P25">Slipstream 本身即由若干优秀的开源软件搭建而成。</text:p>
        </text:list-item>
        <text:list-item>
          <text:p text:style-name="P21">Slipstream 可使用多种数据库，推荐使用稳定、高效且开源免费的 PostgreSQL。</text:p>
        </text:list-item>
        <text:list-item>
          <text:p text:style-name="P21">Slipstream 是 Mono 兼容的 .NET 应用，可以良好地运行于 Linux 之上。</text:p>
        </text:list-item>
        <text:list-item>
          <text:p text:style-name="P21">任何支持 JSON 和 HTTP 协议的语言及平台均能够与 Slipstream 客户端一样访问所有功能。</text:p>
        </text:list-item>
        <text:list-item>
          <text:p text:style-name="P29">Slipstream 的客户端与服务器使用 HTTP 协议承载 JSON-RPC 进行通信。</text:p>
        </text:list-item>
      </text:list>
      <text:h text:style-name="Heading_20_2" text:outline-level="2">更低的部署和维护成本，更好的客户端体验</text:h>
      <text:list xml:id="list42535956" text:style-name="L8">
        <text:list-item>
          <text:p text:style-name="P26">Slipstream 的客户端使用Silverlight技术实现。</text:p>
        </text:list-item>
        <text:list-item>
          <text:p text:style-name="P22">客户端界面为运行时动态生成。开发人员只需定义布局，运行时由系统自动生成相应的控件。此机制能够大大减少开发客户端用户界面的工作量。</text:p>
        </text:list-item>
        <text:list-item>
          <text:p text:style-name="P22">客户端全自动升级。</text:p>
        </text:list-item>
        <text:list-item>
          <text:p text:style-name="P22">高响应速度的UI、平滑的动画效果。</text:p>
        </text:list-item>
        <text:list-item>
          <text:p text:style-name="P30">客户端为纯Silverlight 应用，客户端不承载任何业务，结合 Web 与服务器/客户端应用的优点于一身。</text:p>
        </text:list-item>
      </text:list>
      <text:h text:style-name="Heading_20_1" text:outline-level="1">Slipstream 架构</text:h>
      <text:h text:style-name="Heading_20_2" text:outline-level="2">Slipstream 架构图</text:h>
      <text:p text:style-name="Text_20_body"><draw:frame draw:style-name="fr1" draw:name="框1" text:anchor-type="paragraph" svg:width="17.18cm" draw:z-index="0"><draw:text-box fo:min-height="12.148cm"><text:p text:style-name="图"><draw:frame draw:style-name="fr2" draw:name="图形1" text:anchor-type="paragraph" svg:x="0.004cm" svg:y="0.002cm" svg:width="17.18cm" style:rel-width="100%" svg:height="12.148cm" style:rel-height="scale" draw:z-index="1"><draw:image xlink:href="Pictures/2000019A0000740400005208B51F7849.wmf" xlink:type="simple" xlink:show="embed" xlink:actuate="onLoad"/></draw:frame>图 <text:sequence text:ref-name="ref图0" text:name="图" text:formula="ooow:图+1" style:num-format="1">3.1</text:sequence>: <text:span text:style-name="T1">架构</text:span></text:p></draw:text-box></draw:frame></text:p>
      <text:h text:style-name="Heading_20_2" text:outline-level="2">数据处理流程简述</text:h>
      <text:p text:style-name="P14">当前端HTTP 服务器收到客户端POST来的JSON-RPC请求以后，HTTP服务器会将此请求解包，并重新打包为内部消息放入ZeroMQ的请求消息队列中。请求消息队列的另一端是若干工作者线程（Work Thread）组成的线程池，每个工作者线程都在侦听请求消息队列中的消息，一但有RPC请求消息抵达，ZeroMQ就会随机安排一个工作者线程处理此RPC 请求消息，处理完毕又将结果放入消息队列中。前端 HTTP服务器自身也侦听了此消息队列，当工作者线程返回处理结果时，前端HTTP服务器将接收此结果，并重新打包为符合JSON-RPC规范的HTTP应答发送给客户端。</text:p>
      <text:h text:style-name="Heading_20_1" text:outline-level="1">Slipstream 系统需求</text:h>
      <text:h text:style-name="Heading_20_2" text:outline-level="2">硬件环境</text:h>
      <text:p text:style-name="Text_20_body">Slipstream 的应用服务器需要至少2G内存、1.5GHz 以上的 CPU 来运行。</text:p>
      <text:h text:style-name="Heading_20_2" text:outline-level="2">软件环境</text:h>
      <text:h text:style-name="Heading_20_3" text:outline-level="3">数据库</text:h>
      <text:p text:style-name="Text_20_body">Slipstream 目前（0.1版本）<text:span text:style-name="T1">同时</text:span>支持 SQL Server<text:span text:style-name="T1">与</text:span>PostgreSQL 数据库。PostgreSQL服务器端需要8.2或更高版本<text:span text:style-name="T1">，SQL Server 需要 SQL Server 2005 或更高版本</text:span>。</text:p>
      <text:h text:style-name="Heading_20_3" text:outline-level="3">运行环境</text:h>
      <text:p text:style-name="Text_20_body">Slipstream需要.NET版本4.0或更高，Slipstream也可以运行在Mono 2.10或更高版本中。对于Linux环境下的Mono，Linux系统需要安装 ZeroMQ 2.1或更高版本。需要确保 $LD_LIBRARY_PATH 中包含 libzmq。</text:p>
      <text:h text:style-name="Heading_20_1" text:outline-level="1">一个典型的业务模块实例</text:h>
      <text:p text:style-name="Text_20_body">一个业务模块通常表现为Slipstream系统目录Modules下面的一个子目录。一个最小化的 Slipstream模块必须包含的文件清单如下：</text:p>
      <table:table table:name="表格3" table:style-name="表格3">
        <table:table-column table:style-name="表格3.A"/>
        <table:table-column table:style-name="表格3.B"/>
        <table:table-column table:style-name="表格3.C"/>
        <table:table-row>
          <table:table-cell table:style-name="表格3.A1" office:value-type="string">
            <text:p text:style-name="Table_20_Heading">文件名</text:p>
          </table:table-cell>
          <table:table-cell table:style-name="表格3.A1" office:value-type="string">
            <text:p text:style-name="Table_20_Heading">格式</text:p>
          </table:table-cell>
          <table:table-cell table:style-name="表格3.C1" office:value-type="string">
            <text:p text:style-name="Table_20_Heading">说明</text:p>
          </table:table-cell>
        </table:table-row>
        <table:table-row>
          <table:table-cell table:style-name="表格3.A5" office:value-type="string">
            <text:p text:style-name="Table_20_Contents">my_module/module.xml</text:p>
          </table:table-cell>
          <table:table-cell table:style-name="表格3.B5" office:value-type="string">
            <text:p text:style-name="Table_20_Contents">XML</text:p>
          </table:table-cell>
          <table:table-cell table:style-name="表格3.C5" office:value-type="string">
            <text:p text:style-name="Table_20_Contents">每个模块均必须包含此文件。此文件用于描述本模块的信息。</text:p>
          </table:table-cell>
        </table:table-row>
        <table:table-row>
          <table:table-cell table:style-name="表格3.A5" office:value-type="string">
            <text:p text:style-name="Table_20_Contents">my_module/data.xml</text:p>
          </table:table-cell>
          <table:table-cell table:style-name="表格3.B5" office:value-type="string">
            <text:p text:style-name="Table_20_Contents">XML</text:p>
          </table:table-cell>
          <table:table-cell table:style-name="表格3.C5" office:value-type="string">
            <text:p text:style-name="Table_20_Contents">模块的初始化数据文件，文件名可以任意，此文件应在 module.xml 中注册。</text:p>
          </table:table-cell>
        </table:table-row>
        <table:table-row>
          <table:table-cell table:style-name="表格3.A5" office:value-type="string">
            <text:p text:style-name="Table_20_Contents">my_module/models.cs</text:p>
          </table:table-cell>
          <table:table-cell table:style-name="表格3.B5" office:value-type="string">
            <text:p text:style-name="Table_20_Contents">C#</text:p>
          </table:table-cell>
          <table:table-cell table:style-name="表格3.C5" office:value-type="string">
            <text:p text:style-name="Table_20_Contents">模块的 C# <text:s/>代码文件，使用 C#语言编写的模型类定义与业务方法。文件名可以任意，此文件应在 module.xml 中注册。</text:p>
          </table:table-cell>
        </table:table-row>
        <table:table-row>
          <table:table-cell table:style-name="表格3.A5" office:value-type="string">
            <text:p text:style-name="Table_20_Contents"/>
          </table:table-cell>
          <table:table-cell table:style-name="表格3.B5" office:value-type="string">
            <text:p text:style-name="Table_20_Contents"/>
          </table:table-cell>
          <table:table-cell table:style-name="表格3.C5" office:value-type="string">
            <text:p text:style-name="Table_20_Contents"/>
          </table:table-cell>
        </table:table-row>
      </table:table>
      <text:p text:style-name="Table">表格 <text:sequence text:ref-name="refTable0" text:name="Table" text:formula="ooow:Table+1" style:num-format="1">5-1</text:sequence></text:p>
      <text:h text:style-name="Heading_20_2" text:outline-level="2">“module.xml”文件样例</text:h>
      <text:p text:style-name="代码">&lt;?xml version="1.0" encoding="utf-8" ?&gt;</text:p>
      <text:p text:style-name="代码">&lt;module-metadata&gt;</text:p>
      <text:p text:style-name="代码"><text:s text:c="2"/>&lt;name&gt;test&lt;/name&gt;</text:p>
      <text:p text:style-name="代码"><text:s text:c="2"/>&lt;label&gt;A typical business module&lt;/label&gt;</text:p>
      <text:p text:style-name="代码"><text:s text:c="2"/>&lt;description&gt;A few description.&lt;/description&gt;</text:p>
      <text:p text:style-name="代码"><text:s text:c="2"/>&lt;auto-load&gt;true&lt;/auto-load&gt;</text:p>
      <text:p text:style-name="代码"><text:s text:c="2"/>&lt;source-language&gt;csharp&lt;/source-language&gt;</text:p>
      <text:p text:style-name="代码"><text:s text:c="2"/>&lt;sources&gt;</text:p>
      <text:p text:style-name="代码"><text:s text:c="4"/>&lt;file&gt;models.cs&lt;/file&gt; <text:s/></text:p>
      <text:p text:style-name="代码"><text:s text:c="2"/>&lt;/sources&gt;</text:p>
      <text:p text:style-name="代码"><text:s text:c="2"/>&lt;data-files&gt;</text:p>
      <text:p text:style-name="代码"><text:s text:c="4"/>&lt;file&gt;data.xml&lt;/file&gt;</text:p>
      <text:p text:style-name="代码"><text:s text:c="2"/>&lt;/data-files&gt;</text:p>
      <text:p text:style-name="代码">&lt;/module-metadata&gt;</text:p>
      <text:p text:style-name="代码"/>
      <text:h text:style-name="P11" text:outline-level="2">“data.xml<text:span text:style-name="T3">”</text:span>文件样例</text:h>
      <text:p text:style-name="代码">&lt;?xml version="1.0" encoding="utf-8" ?&gt;</text:p>
      <text:p text:style-name="代码">&lt;data&gt;</text:p>
      <text:p text:style-name="代码"><text:s text:c="2"/>&lt;record model="test.test_model" key="test_model1"&gt;</text:p>
      <text:p text:style-name="代码"><text:s text:c="4"/>&lt;field name="name"&gt;name1&lt;/field&gt;</text:p>
      <text:p text:style-name="代码"><text:s text:c="4"/>&lt;field name="address"&gt;address1&lt;/field&gt;</text:p>
      <text:p text:style-name="代码"><text:s text:c="4"/>&lt;field name="float_field"&gt;11.0&lt;/field&gt;</text:p>
      <text:p text:style-name="代码"><text:s text:c="2"/>&lt;/record&gt;</text:p>
      <text:p text:style-name="代码"><text:s text:c="2"/>&lt;record model="test.test_model" key="test_model2"&gt;</text:p>
      <text:p text:style-name="代码"><text:s text:c="4"/>&lt;field name="name"&gt;name2&lt;/field&gt;</text:p>
      <text:p text:style-name="代码"><text:s text:c="4"/>&lt;field name="address"&gt;address2&lt;/field&gt;</text:p>
      <text:p text:style-name="代码"><text:s text:c="4"/>&lt;field name="float_field"&gt;22.0&lt;/field&gt;</text:p>
      <text:p text:style-name="代码"><text:s text:c="2"/>&lt;/record&gt;</text:p>
      <text:p text:style-name="代码"><text:s text:c="2"/>&lt;record model="test.test_model" key="test_model3"&gt;</text:p>
      <text:p text:style-name="代码"><text:s text:c="4"/>&lt;field name="name"&gt;name3&lt;/field&gt;</text:p>
      <text:p text:style-name="代码"><text:s text:c="4"/>&lt;field name="address"&gt;address3&lt;/field&gt;</text:p>
      <text:p text:style-name="代码"><text:s text:c="4"/>&lt;field name="float_field"&gt;33.0&lt;/field&gt;</text:p>
      <text:p text:style-name="代码"><text:s text:c="2"/>&lt;/record&gt;</text:p>
      <text:p text:style-name="代码">&lt;/data&gt;</text:p>
      <text:p text:style-name="代码"/>
      <text:h text:style-name="P11" text:outline-level="2">“models.cs”文件样例</text:h>
      <text:p text:style-name="代码"><text:span text:style-name="T2">using</text:span> System;</text:p>
      <text:p text:style-name="代码"><text:span text:style-name="T2">using</text:span> System.Linq;</text:p>
      <text:p text:style-name="代码"><text:span text:style-name="T2">using</text:span> System.Collections.Generic;</text:p>
      <text:p text:style-name="代码"><text:span text:style-name="T2">using</text:span> System.Text;</text:p>
      <text:p text:style-name="代码"/>
      <text:p text:style-name="代码"><text:span text:style-name="T2">using</text:span> Slipstream.Model;</text:p>
      <text:p text:style-name="代码"/>
      <text:p text:style-name="代码"><text:span text:style-name="T2">namespace</text:span> Slipstream.Test</text:p>
      <text:p text:style-name="代码">{</text:p>
      <text:p text:style-name="代码"><text:s text:c="4"/>[<text:span text:style-name="T4">Resource</text:span>]</text:p>
      <text:p text:style-name="代码"><text:s text:c="4"/><text:span text:style-name="T2">public</text:span> <text:span text:style-name="T2">sealed</text:span> <text:span text:style-name="T2">class</text:span> <text:span text:style-name="T4">TestAnimalModel</text:span> : <text:span text:style-name="T4">AbstractTableModel</text:span></text:p>
      <text:p text:style-name="代码"><text:s text:c="4"/>{</text:p>
      <text:p text:style-name="代码"><text:s text:c="8"/><text:span text:style-name="T2">public</text:span> TestAnimalModel()</text:p>
      <text:p text:style-name="代码"><text:s text:c="12"/>: <text:span text:style-name="T2">base</text:span>("test.animal")</text:p>
      <text:p text:style-name="代码"><text:s text:c="8"/>{</text:p>
      <text:p text:style-name="代码"><text:s text:c="12"/>Fields.Chars("name").SetLabel("Name");</text:p>
      <text:p text:style-name="代码"><text:s text:c="8"/>}</text:p>
      <text:p text:style-name="代码"><text:s text:c="4"/>}</text:p>
      <text:p text:style-name="代码"/>
      <text:p text:style-name="代码"><text:s text:c="4"/>[<text:span text:style-name="T4">Resource</text:span>]</text:p>
      <text:p text:style-name="代码"><text:span text:style-name="T2"><text:s text:c="4"/>public</text:span> <text:span text:style-name="T2">sealed</text:span> <text:span text:style-name="T2">class</text:span> <text:span text:style-name="T4">TestDogModel</text:span> : <text:span text:style-name="T4">AbstractTableModel</text:span></text:p>
      <text:p text:style-name="代码"><text:s text:c="4"/>{</text:p>
      <text:p text:style-name="代码"><text:s text:c="8"/><text:span text:style-name="T2">public</text:span> TestDogModel()</text:p>
      <text:p text:style-name="代码"><text:s text:c="12"/>: <text:span text:style-name="T2">base</text:span>("test.dog")</text:p>
      <text:p text:style-name="代码"><text:s text:c="8"/>{</text:p>
      <text:p text:style-name="代码"><text:s text:c="12"/>Inherit("test.animal", "animal");</text:p>
      <text:p text:style-name="代码"/>
      <text:p text:style-name="代码"><text:s text:c="12"/>Fields.ManyToOne("animal", "test.dog")</text:p>
      <text:p text:style-name="代码"><text:s text:c="16"/>.Required().OnDelete(<text:span text:style-name="T4">OnDeleteAction</text:span>.Cascade)</text:p>
      <text:p text:style-name="代码"><text:s text:c="16"/>.SetLabel("Base Animal Model");</text:p>
      <text:p text:style-name="代码"><text:s text:c="12"/>Fields.Chars("dogfood").SetLabel("Favorite Dogfood");</text:p>
      <text:p text:style-name="代码"><text:s text:c="8"/>}</text:p>
      <text:p text:style-name="代码"><text:s text:c="4"/>}</text:p>
      <text:p text:style-name="代码">}</text:p>
      <text:h text:style-name="P10" text:outline-level="1">索引</text:h>
      <text:illustration-index text:style-name="Sect1" text:protected="true" text:name="插图目录1">
        <text:illustration-index-source text:caption-sequence-name="Table" text:caption-sequence-format="text">
          <text:index-title-template text:style-name="Illustration_20_Index_20_Heading">表格索引</text:index-title-template>
          <text:illustration-index-entry-template text:style-name="Illustration_20_Index_20_1">
            <text:index-entry-text/>
            <text:index-entry-tab-stop style:type="right" style:leader-char="."/>
            <text:index-entry-page-number/>
          </text:illustration-index-entry-template>
        </text:illustration-index-source>
        <text:index-body>
          <text:index-title text:style-name="Sect2" text:name="插图目录1_Head">
            <text:p text:style-name="Illustration_20_Index_20_Heading">表格索引</text:p>
          </text:index-title>
          <text:p text:style-name="P41">表格 5-1<text:tab/>6</text:p>
        </text:index-body>
      </text:illustration-index>
      <text:illustration-index text:style-name="Sect2" text:protected="true" text:name="插图目录2">
        <text:illustration-index-source text:caption-sequence-name="图" text:caption-sequence-format="text">
          <text:index-title-template text:style-name="Illustration_20_Index_20_Heading">插图索引</text:index-title-template>
          <text:illustration-index-entry-template text:style-name="Illustration_20_Index_20_1">
            <text:index-entry-text/>
            <text:index-entry-tab-stop style:type="right" style:leader-char="."/>
            <text:index-entry-page-number/>
          </text:illustration-index-entry-template>
        </text:illustration-index-source>
        <text:index-body>
          <text:index-title text:style-name="Sect2" text:name="插图目录2_Head">
            <text:p text:style-name="Illustration_20_Index_20_Heading">插图索引</text:p>
          </text:index-title>
          <text:p text:style-name="P41">图 3-1: Slipstream架构<text:tab/>4</text:p>
        </text:index-body>
      </text:illustration-index>
      <text:p text:style-name="P5"/>
      <text:p text:style-name="Text_20_body"><text:reference-mark text:name="正文和文后最后一页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Tahoma1" svg:font-family="Tahoma"/>
    <style:font-face style:name="新宋体" svg:font-family="新宋体"/>
    <style:font-face style:name="黑体" svg:font-family="黑体"/>
    <style:font-face style:name="Courier New1" svg:font-family="'Courier New'" style:font-family-generic="modern" style:font-pitch="fixed"/>
    <style:font-face style:name="Courier New" svg:font-family="'Courier New'" style:font-adornments="标准" style:font-family-generic="modern" style:font-pitch="fixed"/>
    <style:font-face style:name="华文中宋" svg:font-family="华文中宋" style:font-adornments="粗体" style:font-pitch="variable"/>
    <style:font-face style:name="宋体" svg:font-family="宋体" style:font-adornments="标准" style:font-pitch="variable"/>
    <style:font-face style:name="黑体1" svg:font-family="黑体" style:font-adornments="标准" style:font-pitch="variable"/>
    <style:font-face style:name="Cambria" svg:font-family="Cambria" style:font-adornments="标准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标准" style:font-family-generic="swiss" style:font-pitch="variable"/>
    <style:font-face style:name="DejaVu Sans" svg:font-family="'DejaVu Sans'" style:font-adornments="Book" style:font-family-generic="swiss" style:font-pitch="variable"/>
    <style:font-face style:name="DejaVu Sans Condensed" svg:font-family="'DejaVu Sans Condensed'" style:font-adornments="Book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2pt" fo:language="en" fo:country="US" style:letter-kerning="true" style:font-name-asian="新宋体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Cambria" fo:font-size="10.5pt" fo:font-weight="normal" style:font-size-asian="10.5pt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黑体" style:font-size-asian="14pt" style:font-name-complex="Tahoma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37cm" fo:line-height="150%" fo:text-indent="0cm" style:auto-text-indent="false" style:page-number="auto" style:shadow="none">
        <style:tab-stops/>
      </style:paragraph-properties>
      <style:text-properties style:font-name="Cambria" fo:font-size="10.5pt" fo:font-weight="normal" style:font-name-asian="宋体" style:font-size-asian="10.5pt" style:font-size-complex="12pt"/>
    </style:style>
    <style:style style:name="List" style:family="paragraph" style:parent-style-name="Text_20_body" style:class="list">
      <style:text-properties style:font-name-asian="新宋体" style:font-name-complex="Tahoma1"/>
    </style:style>
    <style:style style:name="Caption" style:family="paragraph" style:parent-style-name="Standard" style:class="extra">
      <style:paragraph-properties fo:margin-top="0.212cm" fo:margin-bottom="0.212cm" fo:text-align="center" style:justify-single-word="false" text:number-lines="false" text:line-number="0"/>
      <style:text-properties fo:font-size="10.5pt" fo:font-style="normal" style:font-name-asian="新宋体" style:font-size-asian="10.5pt" style:font-style-asian="normal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asian="新宋体" style:font-name-complex="Tahoma1"/>
    </style:style>
    <style:style style:name="Heading_20_1" style:display-name="Heading 1" style:family="paragraph" style:parent-style-name="Standard" style:next-style-name="Text_20_body" style:default-outline-level="1" style:class="text" style:master-page-name="">
      <style:paragraph-properties fo:margin-left="0cm" fo:margin-right="0cm" fo:margin-top="0cm" fo:margin-bottom="0.469cm" fo:line-height="100%" fo:text-indent="0cm" style:auto-text-indent="false" style:page-number="auto" fo:break-before="page" fo:padding="0cm" fo:border="none" style:shadow="none" style:snap-to-layout-grid="false" style:join-border="false"/>
      <style:text-properties style:use-window-font-color="true" style:font-name="DejaVu Sans" fo:font-size="15pt" fo:font-weight="normal" style:font-name-asian="黑体1" style:font-size-asian="15pt" style:font-weight-asian="normal" style:font-size-complex="115%" style:font-weight-complex="bold"/>
    </style:style>
    <style:style style:name="Heading_20_4" style:display-name="Heading 4" style:family="paragraph" style:parent-style-name="Heading" style:next-style-name="Text_20_body" style:class="text">
      <style:paragraph-properties fo:margin-top="0cm" fo:margin-bottom="0.21cm" fo:background-color="transparent" fo:padding="0cm" fo:border="none" style:shadow="none">
        <style:tab-stops/>
        <style:background-image/>
      </style:paragraph-properties>
      <style:text-properties style:use-window-font-color="true" style:font-name="DejaVu Sans" fo:font-size="10.5pt" fo:font-style="normal" fo:font-weight="normal" style:font-size-asian="10.5pt" style:font-style-asian="normal" style:font-weight-asian="normal" style:font-size-complex="85%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cm" fo:margin-bottom="0.349cm" fo:line-height="100%" fo:text-indent="0cm" style:auto-text-indent="false" fo:padding="0cm" fo:border="none" style:shadow="none" style:snap-to-layout-grid="false"/>
      <style:text-properties style:use-window-font-color="true" style:font-name="DejaVu Sans Condensed" fo:font-size="12pt" fo:font-weight="normal" style:font-size-asian="12pt" style:font-weight-asian="normal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cm" fo:margin-right="0cm" fo:margin-top="0cm" fo:margin-bottom="0.37cm" fo:line-height="100%" fo:text-indent="0cm" style:auto-text-indent="false" style:page-number="auto" fo:background-color="transparent" fo:padding="0cm" fo:border="none" style:shadow="none" style:snap-to-layout-grid="false">
        <style:tab-stops/>
        <style:background-image/>
      </style:paragraph-properties>
      <style:text-properties style:use-window-font-color="true" style:font-name="DejaVu Sans Condensed" fo:font-size="14pt" fo:font-style="normal" fo:font-weight="normal" style:font-size-asian="14pt" style:font-style-asian="normal" style:font-weight-asian="normal" style:font-size-complex="14pt" style:font-style-complex="italic" style:font-weight-complex="bold"/>
    </style:style>
    <style:style style:name="Contents_20_Heading" style:display-name="Contents Heading" style:family="paragraph" style:parent-style-name="Heading_20_1" style:default-outline-level="" style:list-style-name="" style:class="index">
      <style:paragraph-properties fo:margin-left="0cm" fo:margin-right="0cm" fo:text-indent="0cm" style:auto-text-indent="false" fo:padding="0cm" fo:border="none" style:shadow="none" text:number-lines="false" text:line-number="0"/>
      <style:text-properties style:use-window-font-color="true" fo:font-size="16pt" fo:font-weight="normal" style:font-size-asian="16pt" style:font-weight-asian="normal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9pt" style:font-size-asian="9pt" style:font-size-complex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9pt" style:font-size-asian="9pt" style:font-size-complex="12pt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ing_20_5" style:display-name="Heading 5" style:family="paragraph" style:parent-style-name="Heading" style:next-style-name="Text_20_body" style:class="text">
      <style:paragraph-properties fo:margin-top="0cm" fo:margin-bottom="0cm" fo:line-height="120%" style:shadow="none"/>
      <style:text-properties style:use-window-font-color="true" fo:font-size="10.5pt" fo:font-weight="normal" style:font-size-asian="10.5pt" style:font-weight-asian="normal" style:font-size-complex="85%" style:font-weight-complex="bold"/>
    </style:style>
    <style:style style:name="Heading_20_10" style:display-name="Heading 10" style:family="paragraph" style:parent-style-name="Heading" style:next-style-name="Text_20_body" style:class="text">
      <style:paragraph-properties fo:line-height="150%"/>
      <style:text-properties fo:font-size="75%" fo:font-weight="bold" style:font-size-asian="75%" style:font-weight-asian="bold" style:font-size-complex="75%" style:font-weight-complex="bold"/>
    </style:style>
    <style:style style:name="Table_20_Contents" style:display-name="Table Contents" style:family="paragraph" style:parent-style-name="Standard" style:class="extra">
      <style:paragraph-properties fo:background-color="transparent" style:shadow="none" text:number-lines="false" text:line-number="0">
        <style:background-image/>
      </style:paragraph-properties>
    </style:style>
    <style:style style:name="封面标题" style:family="paragraph" style:parent-style-name="Standard" style:class="extra" style:master-page-name="">
      <style:paragraph-properties fo:text-align="start" style:justify-single-word="false" style:page-number="auto" fo:background-color="transparent" style:shadow="none" style:text-autospace="none" style:punctuation-wrap="simple" style:line-break="normal" style:vertical-align="bottom" style:snap-to-layout-grid="false">
        <style:background-image/>
      </style:paragraph-properties>
      <style:text-properties style:font-name="Cambria" fo:font-size="31pt" fo:font-weight="normal" style:font-name-asian="华文中宋" style:font-size-asian="26pt" style:font-weight-asian="normal" style:font-size-complex="12pt"/>
    </style:style>
    <style:style style:name="封面副标题" style:family="paragraph" style:parent-style-name="Standard" style:class="extra" style:master-page-name="">
      <style:paragraph-properties fo:text-align="center" style:justify-single-word="false" style:page-number="auto" style:vertical-align="auto" style:snap-to-layout-grid="false">
        <style:tab-stops/>
      </style:paragraph-properties>
      <style:text-properties style:font-name="Arial1" fo:font-size="19pt" fo:font-weight="normal" style:font-name-asian="黑体1" style:font-size-asian="18pt" style:font-weight-asian="normal" style:font-size-complex="12pt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Heading_20_6" style:display-name="Heading 6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Illustration" style:family="paragraph" style:parent-style-name="Caption" style:class="extra"/>
    <style:style style:name="Text" style:family="paragraph" style:parent-style-name="Caption" style:class="extra"/>
    <style:style style:name="图" style:family="paragraph" style:parent-style-name="Caption">
      <style:text-properties fo:font-size="10.5pt" fo:font-style="normal" style:font-size-asian="10.5pt" style:font-style-asian="normal" style:font-size-complex="12pt"/>
    </style:style>
    <style:style style:name="Table" style:family="paragraph" style:parent-style-name="Caption" style:class="extra">
      <style:paragraph-properties style:shadow="none"/>
      <style:text-properties fo:font-size="10.5pt" style:font-size-asian="10.5pt" style:font-size-complex="12pt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1" fo:font-size="10pt" style:font-name-asian="宋体" style:font-size-asian="10pt" style:font-name-complex="Courier New1" style:font-size-complex="10pt"/>
    </style:style>
    <style:style style:name="代码" style:family="paragraph" style:parent-style-name="Preformatted_20_Text" style:master-page-name="">
      <style:paragraph-properties fo:margin-top="80%" fo:margin-bottom="0cm" fo:line-height="100%" style:page-number="auto" fo:background-color="transparent" fo:padding="0cm" fo:border="none" style:shadow="none" style:text-autospace="none" style:punctuation-wrap="simple" style:line-break="normal" style:snap-to-layout-grid="false">
        <style:tab-stops/>
        <style:background-image/>
      </style:paragraph-properties>
      <style:text-properties style:font-name="Courier New" fo:font-size="9pt" style:font-name-asian="Courier New" style:font-size-asian="9pt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fo:text-indent="-0.635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cm" fo:text-indent="-0.635cm" style:auto-text-indent="false"/>
    </style:style>
    <style:style style:name="Numbering_20_1_20_Cont." style:display-name="Numbering 1 Cont." style:family="paragraph" style:parent-style-name="List" style:list-style-name="" style:class="list" style:master-page-name="">
      <style:paragraph-properties fo:margin-top="0cm" fo:margin-bottom="0cm" style:page-number="auto"/>
      <style:text-properties fo:font-size="10.5pt" style:font-size-asian="10.5pt" style:font-size-complex="12pt"/>
    </style:style>
    <style:style style:name="Numbering_20_1_20_Start" style:display-name="Numbering 1 Start" style:family="paragraph" style:parent-style-name="List" style:class="list">
      <style:paragraph-properties fo:margin-left="0.635cm" fo:margin-right="0cm" fo:margin-top="0cm" fo:margin-bottom="0cm" fo:text-indent="-0.635cm" style:auto-text-indent="false"/>
    </style:style>
    <style:style style:name="Numbering_20_1_20_End" style:display-name="Numbering 1 End" style:family="paragraph" style:parent-style-name="List" style:class="list">
      <style:paragraph-properties fo:margin-left="0.635cm" fo:margin-right="0cm" fo:margin-top="0cm" fo:margin-bottom="0.37cm" fo:text-indent="-0.635cm" style:auto-text-indent="false"/>
    </style:style>
    <style:style style:name="List_20_1_20_Start" style:display-name="List 1 Start" style:family="paragraph" style:parent-style-name="List" style:class="list">
      <style:paragraph-properties fo:margin-left="0.635cm" fo:margin-right="0cm" fo:margin-top="0cm" fo:margin-bottom="0cm" fo:text-indent="-0.635cm" style:auto-text-indent="false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cm" fo:text-indent="0cm" style:auto-text-indent="false"/>
    </style:style>
    <style:style style:name="List_20_1_20_End" style:display-name="List 1 End" style:family="paragraph" style:parent-style-name="List" style:class="list">
      <style:paragraph-properties fo:margin-left="0.635cm" fo:margin-right="0cm" fo:margin-top="0cm" fo:margin-bottom="0.37cm" fo:text-indent="-0.635cm" style:auto-text-indent="false"/>
    </style:style>
    <style:style style:name="Illustration_20_Index_20_Heading" style:display-name="Illustration Index Heading" style:family="paragraph" style:parent-style-name="Heading_20_2" style:default-outline-level="" style:list-style-name="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line-height="150%" fo:text-indent="0cm" style:auto-text-indent="fals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Numbering_20_Symbols" style:display-name="Numbering Symbols" style:family="text"/>
    <style:style style:name="Citation" style:family="text">
      <style:text-properties fo:font-style="italic" style:font-style-asian="italic" style:font-style-complex="italic"/>
    </style:style>
    <style:style style:name="Endnote_20_anchor" style:display-name="Endnote anchor" style:family="text">
      <style:text-properties style:text-position="super 58%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Line_20_numbering" style:display-name="Line numbering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none" style:vertical-pos="top" style:vertical-rel="paragraph-content" style:horizontal-pos="center" style:horizontal-rel="paragraph-content" fo:padding="0.15cm" fo:border="0.06pt solid #000000"/>
    </style:style>
    <style:style style:name="代码块" style:family="graphic" style:parent-style-name="Frame">
      <style:graphic-properties svg:width="17cm" style:rel-width="100%" fo:min-height="2cm" text:anchor-type="paragraph" fo:margin-top="0.499cm" fo:margin-bottom="0.499cm" style:wrap="none" fo:background-color="#e6e6e6" style:background-transparency="0%" fo:padding="0.15cm" fo:border="0.06pt solid #666666" style:shadow="none">
        <style:background-image/>
      </style:graphic-properties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suffix=".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suffix=".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suffix=".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suffix=".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suffix=".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suffix=".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fo:language="zh" fo:country="CN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P2" style:family="paragraph" style:parent-style-name="Footer">
      <style:paragraph-properties fo:text-align="end" style:justify-single-word="false"/>
    </style:style>
    <style:style style:name="MT1" style:family="text">
      <style:text-properties style:language-asian="zh" style:country-asian="CN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1.91cm" fo:margin-right="1.9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I" style:print-orientation="portrait" fo:margin-top="2cm" fo:margin-bottom="2cm" fo:margin-left="2cm" fo:margin-right="2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true" style:layout-grid-display="true" style:layout-grid-snap-to="true" style:footnote-max-height="0cm">
        <style:background-image/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4">
      <style:page-layout-properties fo:page-width="21.001cm" fo:page-height="29.7cm" style:num-format="1" style:print-orientation="portrait" fo:margin-top="1.499cm" fo:margin-bottom="1.75cm" fo:margin-left="1.91cm" fo:margin-right="1.91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true" style:layout-grid-display="true" style:layout-grid-snap-to="true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51pt solid #000000" fo:border-left="none" fo:border-right="none" fo:padding="0cm" style:shadow="none" style:dynamic-spacing="false"/>
      </style:header-style>
      <style:footer-style>
        <style:header-footer-properties fo:min-height="0.998cm" fo:margin-left="0cm" fo:margin-right="0cm" fo:margin-top="0.499cm" fo:border-top="0.51pt solid #000000" fo:border-bottom="none" fo:border-left="none" fo:border-right="none" fo:padding="0cm" style:shadow="none" style:dynamic-spacing="false"/>
      </style:footer-style>
    </style:page-layout>
    <style:page-layout style:name="Mpm5">
      <style:page-layout-properties fo:page-width="21.001cm" fo:page-height="29.7cm" style:num-format="1" style:print-orientation="portrait" fo:margin-top="1.499cm" fo:margin-bottom="1.75cm" fo:margin-left="1.91cm" fo:margin-right="1.91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true" style:layout-grid-display="true" style:layout-grid-snap-to="true" style:footnote-max-height="0cm">
        <style:background-image/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51pt solid #000000" fo:border-left="none" fo:border-right="none" fo:padding="0cm" style:shadow="none" style:dynamic-spacing="false"/>
      </style:header-style>
      <style:footer-style>
        <style:header-footer-properties fo:min-height="0.998cm" fo:margin-left="0cm" fo:margin-right="0cm" fo:margin-top="0.499cm" fo:border-top="0.51pt solid #000000" fo:border-bottom="none" fo:border-left="none" fo:border-right="none" fo:padding="0cm" style:shadow="none" style:dynamic-spacing="false"/>
      </style:footer-style>
    </style:page-layout>
    <style:page-layout style:name="Mpm6">
      <style:page-layout-properties fo:page-width="21.001cm" fo:page-height="29.7cm" style:num-format="i" style:print-orientation="portrait" fo:margin-top="1.499cm" fo:margin-bottom="1.75cm" fo:margin-left="1.91cm" fo:margin-right="1.91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true" style:layout-grid-display="true" style:layout-grid-snap-to="true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51pt solid #000000" fo:border-left="none" fo:border-right="none" fo:padding="0cm" style:shadow="none" style:dynamic-spacing="false"/>
      </style:header-style>
      <style:footer-style>
        <style:header-footer-properties fo:min-height="0.998cm" fo:margin-left="0cm" fo:margin-right="0cm" fo:margin-top="0.499cm" fo:border-top="0.51pt solid #000000" fo:border-bottom="none" fo:border-left="none" fo:border-right="none" fo:padding="0cm" style:shadow="none" style:dynamic-spacing="false"/>
      </style:footer-style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placeholder text:placeholder-type="image"/><text:tab/><text:tab/><text:title>Slipstream 技术白皮书</text:title></text:p>
      </style:header>
      <style:footer>
        <text:p text:style-name="MP2">第<text:page-number text:select-page="current">9</text:page-number>页，共<text:page-count>15</text:page-count>页</text:p>
      </style:footer>
    </style:master-page>
    <style:master-page style:name="First_20_Page" style:display-name="First Page" style:page-layout-name="Mpm2" style:next-style-name="Index"/>
    <style:master-page style:name="Index" style:page-layout-name="Mpm3">
      <style:header>
        <text:p text:style-name="MP1"><text:bookmark-start text:name="__DdeLink__270_171232772"/><text:title>Slipstream 技术白皮书</text:title><text:tab/><text:tab/><text:placeholder text:placeholder-type="image"/><text:bookmark-end text:name="__DdeLink__270_171232772"/></text:p>
      </style:header>
      <style:footer>
        <text:p text:style-name="MP2"><text:bookmark-start text:name="__DdeLink__345_171232772"/>第<text:page-number style:num-format="I" text:select-page="current">IX</text:page-number>页，共<text:page-count>15</text:page-count>页<text:bookmark-end text:name="__DdeLink__345_171232772"/></text:p>
      </style:footer>
    </style:master-page>
    <style:master-page style:name="正文页" style:page-layout-name="Mpm4">
      <style:header>
        <text:p text:style-name="MP1"><text:bookmark-start text:name="__DdeLink__511_171232772"/><text:title>Slipstream 技术白皮书</text:title><text:tab/><text:chapter text:display="number-and-name" text:outline-level="1">5.一个典型的业务模块实例</text:chapter><text:tab/><text:bookmark-end text:name="__DdeLink__511_171232772"/><text:placeholder text:placeholder-type="image">&lt;这里放 Logo&gt;</text:placeholder></text:p>
      </style:header>
      <style:footer>
        <text:p text:style-name="MP2"><text:bookmark-start text:name="__DdeLink__1637_171232772"/><text:bookmark-start text:name="__DdeLink__1647_171232772"/><text:span text:style-name="MT1">第</text:span><text:bookmark-start text:name="__DdeLink__504_171232772"/><text:page-number text:select-page="current">7</text:page-number><text:span text:style-name="MT1">页，共</text:span><text:bookmark-end text:name="__DdeLink__504_171232772"/><text:span text:style-name="MT1"><text:reference-ref text:ref-name="正文和文后最后一页">9</text:reference-ref></text:span><text:span text:style-name="MT1">页</text:span><text:bookmark-end text:name="__DdeLink__1637_171232772"/><text:bookmark-end text:name="__DdeLink__1647_171232772"/></text:p>
      </style:footer>
    </style:master-page>
    <style:master-page style:name="文后页" style:page-layout-name="Mpm5">
      <style:header>
        <text:p text:style-name="MP1"><text:title>Slipstream 技术白皮书</text:title><text:tab/><text:span text:style-name="MT1">附录</text:span><text:tab/><text:placeholder text:placeholder-type="image">&lt;这里放 Logo&gt;</text:placeholder></text:p>
      </style:header>
      <style:footer>
        <text:p text:style-name="MP2"><text:bookmark-start text:name="__DdeLink__277_137617427"/><text:bookmark-start text:name="__DdeLink__263_137617427"/><text:bookmark-start text:name="__DdeLink__289_137617427"/><text:span text:style-name="MT1">第</text:span><text:bookmark-start text:name="__DdeLink__504_1712327721"/><text:page-number text:select-page="current">9</text:page-number><text:span text:style-name="MT1">页，共</text:span><text:bookmark-end text:name="__DdeLink__504_1712327721"/><text:bookmark-start text:name="__DdeLink__303_137617427"/><text:span text:style-name="MT1"><text:reference-ref text:ref-name="正文和文后最后一页">9</text:reference-ref></text:span><text:bookmark-end text:name="__DdeLink__289_137617427"/><text:bookmark-end text:name="__DdeLink__303_137617427"/><text:span text:style-name="MT1">页</text:span><text:bookmark-end text:name="__DdeLink__277_137617427"/><text:bookmark-end text:name="__DdeLink__263_137617427"/></text:p>
      </style:footer>
    </style:master-page>
    <style:master-page style:name="文前页" style:page-layout-name="Mpm6">
      <style:header>
        <text:p text:style-name="MP1"><text:title>Slipstream 技术白皮书</text:title><text:tab/><text:tab/><text:placeholder text:placeholder-type="image">&lt;这里放 Logo&gt;</text:placeholder></text:p>
      </style:header>
      <style:footer>
        <text:p text:style-name="MP2">第<text:page-number text:select-page="current">iii</text:page-number>页，共<text:reference-ref text:ref-name="文前最后一页">iii</text:reference-ref>页</text:p>
      </style:footer>
    </style:master-page>
    <style:master-page style:name="HTML" style:page-layout-name="Mpm7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7-06T09:34:13</meta:creation-date>
    <meta:editing-duration>P0D</meta:editing-duration>
    <meta:editing-cycles>1</meta:editing-cycles>
    <meta:generator>LibreOffice/3.4$Win32 LibreOffice_project/340m1$Build-12</meta:generator>
    <dc:title>Slipstream 技术白皮书</dc:title>
    <dc:subject>面向 .NET 技术的数据库应用快速开发平台</dc:subject>
    <meta:document-statistic meta:table-count="3" meta:image-count="1" meta:object-count="0" meta:page-count="15" meta:paragraph-count="0" meta:word-count="1130" meta:character-count="5939" meta:non-whitespace-character-count="5688"/>
    <meta:user-defined meta:name="部门">XXXXX 部门</meta:user-defined>
  </office:meta>
</office:document-meta>
</file>